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Kanit" svg:font-family="Kanit"/>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Times New Roman2" svg:font-family="'Times New Roman'" style:font-adornments="Negrita" style:font-family-generic="roman" style:font-pitch="variable"/>
    <style:font-face style:name="Times New Roman3" svg:font-family="'Times New Roman'" style:font-adornments="Normal" style:font-family-generic="roman" style:font-pitch="variable"/>
  </office:font-face-decls>
  <office:automatic-styles>
    <style:style style:name="P1" style:family="paragraph" style:parent-style-name="Text_20_body">
      <style:text-properties officeooo:paragraph-rsid="001509d3"/>
    </style:style>
    <style:style style:name="P2" style:family="paragraph" style:parent-style-name="Text_20_body">
      <style:text-properties officeooo:paragraph-rsid="001a9fba"/>
    </style:style>
    <style:style style:name="P3" style:family="paragraph" style:parent-style-name="Text_20_body">
      <style:paragraph-properties fo:text-indent="0in" style:auto-text-indent="false"/>
      <style:text-properties officeooo:paragraph-rsid="001a9fba"/>
    </style:style>
    <style:style style:name="P4" style:family="paragraph" style:parent-style-name="Text_20_body">
      <style:paragraph-properties fo:text-indent="0in" style:auto-text-indent="false"/>
      <style:text-properties officeooo:rsid="00158219" officeooo:paragraph-rsid="0016d957"/>
    </style:style>
    <style:style style:name="P5" style:family="paragraph" style:parent-style-name="Text_20_body">
      <style:paragraph-properties fo:text-indent="0in" style:auto-text-indent="false"/>
      <style:text-properties officeooo:rsid="0016d957" officeooo:paragraph-rsid="0016d957"/>
    </style:style>
    <style:style style:name="P6" style:family="paragraph" style:parent-style-name="Text_20_body">
      <style:text-properties fo:font-variant="normal" fo:text-transform="none" fo:color="#000000" loext:opacity="100%" style:font-name="Times New Roman" fo:font-size="12pt" fo:letter-spacing="normal" fo:font-style="normal" fo:font-weight="normal" officeooo:rsid="001b0b2b" officeooo:paragraph-rsid="001b0b2b" style:font-weight-asian="normal" style:font-weight-complex="normal"/>
    </style:style>
    <style:style style:name="P7" style:family="paragraph" style:parent-style-name="Text_20_body">
      <style:paragraph-properties fo:margin-left="0in" fo:margin-right="0in" fo:text-align="justify" style:justify-single-word="false" fo:orphans="2" fo:widows="2" fo:text-indent="0in" style:auto-text-indent="false"/>
    </style:style>
    <style:style style:name="P8" style:family="paragraph" style:parent-style-name="Text_20_body">
      <style:text-properties fo:font-size="12pt" style:font-size-asian="12pt" style:font-size-complex="12pt"/>
    </style:style>
    <style:style style:name="P9" style:family="paragraph" style:parent-style-name="Heading_20_1">
      <style:text-properties fo:language="es" fo:country="none"/>
    </style:style>
    <style:style style:name="P10" style:family="paragraph" style:parent-style-name="Heading_20_1">
      <style:text-properties fo:language="es" fo:country="none" officeooo:paragraph-rsid="001a9fba"/>
    </style:style>
    <style:style style:name="P11" style:family="paragraph" style:parent-style-name="Heading_20_2">
      <style:text-properties officeooo:rsid="001509d3" officeooo:paragraph-rsid="001509d3"/>
    </style:style>
    <style:style style:name="P12" style:family="paragraph" style:parent-style-name="Heading_20_2" style:list-style-name=""/>
    <style:style style:name="P13" style:family="paragraph" style:parent-style-name="Heading_20_2">
      <style:paragraph-properties fo:break-before="page"/>
    </style:style>
    <style:style style:name="P14" style:family="paragraph" style:parent-style-name="Heading_20_2"/>
    <style:style style:name="P15" style:family="paragraph" style:parent-style-name="Text_20_body">
      <style:text-properties officeooo:rsid="0026dce9" officeooo:paragraph-rsid="0026dce9"/>
    </style:style>
    <style:style style:name="P16" style:family="paragraph" style:parent-style-name="Text_20_body">
      <style:text-properties officeooo:rsid="002bae32" officeooo:paragraph-rsid="002bae32"/>
    </style:style>
    <style:style style:name="P17" style:family="paragraph" style:parent-style-name="Text_20_body">
      <style:paragraph-properties fo:margin-left="0in" fo:margin-right="0in" fo:text-align="justify" style:justify-single-word="false" fo:orphans="2" fo:widows="2" fo:text-indent="0in" style:auto-text-indent="false"/>
    </style:style>
    <style:style style:name="P18" style:family="paragraph" style:parent-style-name="Text_20_body">
      <style:text-properties officeooo:rsid="003395f3" officeooo:paragraph-rsid="003395f3"/>
    </style:style>
    <style:style style:name="P19" style:family="paragraph" style:parent-style-name="Text_20_body">
      <style:text-properties officeooo:rsid="00358963" officeooo:paragraph-rsid="00358963"/>
    </style:style>
    <style:style style:name="P20" style:family="paragraph" style:parent-style-name="Text_20_body">
      <style:text-properties officeooo:rsid="0038805a" officeooo:paragraph-rsid="0038805a"/>
    </style:style>
    <style:style style:name="T1" style:family="text">
      <style:text-properties fo:font-variant="normal" fo:text-transform="none" fo:color="#000000" loext:opacity="100%" style:font-name="Roboto" fo:font-size="12pt" fo:letter-spacing="normal" fo:font-style="normal" fo:font-weight="normal"/>
    </style:style>
    <style:style style:name="T2" style:family="text">
      <style:text-properties fo:font-variant="normal" fo:text-transform="none" fo:color="#000000" loext:opacity="100%" style:font-name="Times New Roman" fo:font-size="12pt" fo:letter-spacing="normal" fo:language="es" fo:country="none" fo:font-style="normal" fo:font-weight="normal" style:font-weight-asian="normal" style:font-weight-complex="normal"/>
    </style:style>
    <style:style style:name="T3" style:family="text">
      <style:text-properties fo:font-variant="normal" fo:text-transform="none" fo:color="#000000" loext:opacity="100%" style:font-name="Times New Roman" fo:font-size="12pt" fo:letter-spacing="normal" fo:font-style="normal" fo:font-weight="normal" style:font-weight-asian="normal" style:font-weight-complex="normal"/>
    </style:style>
    <style:style style:name="T4" style:family="text">
      <style:text-properties fo:font-variant="normal" fo:text-transform="none" fo:color="#000000" loext:opacity="100%" style:font-name="Times New Roman" fo:letter-spacing="normal" fo:font-weight="normal" style:font-weight-asian="normal" style:font-weight-complex="normal"/>
    </style:style>
    <style:style style:name="T5" style:family="text">
      <style:text-properties fo:font-variant="normal" fo:text-transform="none" fo:color="#333333" loext:opacity="100%" style:font-name="Lato" fo:font-size="10.5pt" fo:letter-spacing="normal" fo:language="es" fo:country="none" fo:font-style="normal" fo:font-weight="normal" officeooo:rsid="001fba65"/>
    </style:style>
    <style:style style:name="T6" style:family="text">
      <style:text-properties fo:font-weight="normal" style:font-weight-asian="normal" style:font-weight-complex="normal"/>
    </style:style>
    <style:style style:name="T7" style:family="text">
      <style:text-properties fo:language="es" fo:country="none"/>
    </style:style>
    <style:style style:name="T8" style:family="text">
      <style:text-properties fo:language="es" fo:country="none" officeooo:rsid="0038805a"/>
    </style:style>
    <style:style style:name="T9" style:family="text">
      <style:text-properties officeooo:rsid="001b0b2b"/>
    </style:style>
    <style:style style:name="T10" style:family="text">
      <style:text-properties officeooo:rsid="0020873e"/>
    </style:style>
    <style:style style:name="T11" style:family="text">
      <style:text-properties officeooo:rsid="002d29b0"/>
    </style:style>
    <style:style style:name="T12" style:family="text">
      <style:text-properties officeooo:rsid="002fb7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efina Pulido de metales e indique por lo menos tres procesos de pulido. </text:h>
      <text:p text:style-name="P8">El pulido es un proceso mediante el cual se trabaja la superficie de una pieza con un material o herramienta abrasiva para alisar, dar brillo y eliminar imperfecciones o desgastes que haya sufrido la superficie del material.</text:p>
      <text:h text:style-name="Heading_20_2" text:outline-level="2"><text:span text:style-name="Strong_20_Emphasis"><text:span text:style-name="T6">Pulido Mecánico</text:span></text:span></text:h>
      <text:p text:style-name="Text_20_body">Este proceso se realiza utilizando herramientas abrasivas mecánicas, como discos o ruedas de pulido, a menudo acopladas a una máquina. El abrasivo desgasta la superficie para eliminar las imperfecciones y darle suavidad o brillo.</text:p>
      <text:p text:style-name="Text_20_body">El proceso de pulido mecánico se puede dividir en dos etapas: esmerilado y pulido. En la primera etapa, se utilizan técnicas abrasivas para producir una superficie lisa y plana. En la segunda etapa, se utilizan abrasivos finos sobre poleas para dar una superficie lisa y brillante.</text:p>
      <text:h text:style-name="P11" text:outline-level="2">Pulido Electroquimico</text:h>
      <text:p text:style-name="P1"/>
      <text:p text:style-name="P1">El electropulido es un tratamiento superficial electroquímico mediante el cual el metal a pulir actúa como ánodo en una celda electrolítica, disolviéndose. </text:p>
      <text:p text:style-name="P1">Con la aplicación de corriente, se forma un film polarizado en la superficie metálica bajo tratamiento, permitiendo que los iones metálicos se extiendan a través de dicho film. Las micro y macro proyecciones, puntos altos de la superficie rugosa, al igual que las zonas con rebabas, son áreas de mayor densidad de corriente que el resto de la superficie y se disuelven a mayor velocidad, dando lugar a una superficie más lisa, nivelada y/o por tanto, menor rugosidad.</text:p>
      <text:h text:style-name="Heading_20_2" text:outline-level="2"><text:soft-page-break/>Pulido con Fluidos Abrasivos </text:h>
      <text:p text:style-name="Text_20_body"><text:span text:style-name="T1">Generalmente, el pulido implica el uso de uno o varios de los siguientes abrasivos: diamante, óxido de aluminio (Al2O3) y dióxido de silicio amorfo (SiO2) en suspensión coloidal.</text:span> </text:p>
      <text:p text:style-name="P4"><text:a xlink:type="simple" xlink:href="https://eonsi.eu/pulido-de-metales-fases-del-proceso-eonsi/" text:style-name="Internet_20_link" text:visited-style-name="Visited_20_Internet_20_Link">https://eonsi.eu/pulido-de-metales-fases-del-proceso-eonsi/</text:a>.</text:p>
      <text:p text:style-name="P5"><text:a xlink:type="simple" xlink:href="https://larapiscinas.com/pulido-mecanico-y-electropulido-que-son-y-en-que-se-diferencian/" text:style-name="Internet_20_link" text:visited-style-name="Visited_20_Internet_20_Link">https://larapiscinas.com/pulido-mecanico-y-electropulido-que-son-y-en-que-se-diferencian/</text:a>.</text:p>
      <text:p text:style-name="P5"><text:a xlink:type="simple" xlink:href="https://www.buehler.com/mx/blog/abrasivos-de-pulido/" text:style-name="Internet_20_link" text:visited-style-name="Visited_20_Internet_20_Link">https://www.buehler.com/mx/blog/abrasivos-de-pulido/</text:a>.</text:p>
      <text:h text:style-name="P10" text:outline-level="1">¿Qué es el arenado, sandblasting o chorro de arena? ¿Y cuáles son los materiales sustitutos de arena utilizados en este proceso?</text:h>
      <text:p text:style-name="Text_20_body"><text:span text:style-name="T2">Esta técnica consiste en la limpieza o remoción de materiales de una superficie por la acción de un material abrasivo granulado que es expulsado por una </text:span><text:span text:style-name="Strong_20_Emphasis"><text:span text:style-name="T2">maquina de aire comprimido</text:span></text:span><text:span text:style-name="T2"> a través de una boquilla, dentro de la</text:span><text:span text:style-name="Strong_20_Emphasis"><text:span text:style-name="T2"> máquina de aire comprimido</text:span></text:span><text:span text:style-name="T2"> se mezcla el aire y la arena desplazándola a través de una boquilla de mano para poder dirigir las partículas hacia la superficie que estemos trabajando.</text:span></text:p>
      <text:p text:style-name="Text_20_body"><text:span text:style-name="T4"> </text:span><text:span text:style-name="T3">El </text:span><text:span text:style-name="Strong_20_Emphasis"><text:span text:style-name="T3">sandblasting </text:span></text:span><text:span text:style-name="T3">es usado usualmente para remover oxido, o cualquier tipo de cobertura de superficies para prepararlas para un recubrimiento, pero no es solamente esa su función, hay muchas más funciones de </text:span><text:span text:style-name="Strong_20_Emphasis"><text:span text:style-name="T3">sanblasting</text:span></text:span><text:span text:style-name="T3">  además de lo ya antes mencionado.</text:span></text:p>
      <text:p text:style-name="P6">Entre los materiales que se pueden usar para esta tecnica estan:</text:p>
      <text:p text:style-name="Text_20_body">Arena sílica,Óxido de aluminio,Carburo de silicio,Bicarbonato de sodio,Granate, <text:span text:style-name="T9">E</text:span>scoria de cobre, Perla de vidrio, Abrasivo plástico, Granalla de acero.</text:p>
      <text:p text:style-name="P2"><text:span text:style-name="T7"/></text:p>
      <text:p text:style-name="P3"><text:a xlink:type="simple" xlink:href="https://compresoresairman.com/que-es-el-sandlasting-arenado-o-chorro-de-arena/" text:style-name="Internet_20_link" text:visited-style-name="Visited_20_Internet_20_Link"><text:span text:style-name="T7">https://compresoresairman.com/que-es-el-sandlasting-arenado-o-chorro-de-arena/</text:span></text:a><text:span text:style-name="T7">.</text:span></text:p>
      <text:h text:style-name="P9" text:outline-level="1"><text:soft-page-break/>¿Qué es un recubrimiento metálico? Y enumere por lo menos 6 tipos de recubrimientos de metales y defínalos </text:h>
      <text:p text:style-name="Text_20_body">Un recubrimiento metálico es una capa fina de otro metal, que puede ser níquel, cobre, oro, cromo u otro metal para mejorar la apariencia, evitar el desgaste o la corrosión del metal base. La tecnica mas comun por su bajo costo es la electrodeposicion, consiste en sumergir la pieza dentro de una solución que contiene los iones del metal que va a recubrir; por lo general a esta solución se le llama “baño electrolítico”, debido a que literalmente la pieza “se baña” en esta solución. Una vez hecho esto, se aplica una corriente eléctrica y entonces es posible intercambiar cargas eléctricas con los iones para que estos últimos se adhieran como metal a la superficie de la pieza </text:p>
      <text:h text:style-name="Heading_20_2" text:outline-level="2">Galvanizado</text:h>
      <text:p text:style-name="Text_20_body">es un proceso que consiste en recubrir el acero y el hierro por una capa de zinc que lo protege de la corrosión atmosférica. <text:span text:style-name="T10">El nombre es debido a Luigi Galvani, quien descubrio la posivilidad de recubrir metales con otros.</text:span></text:p>
      <text:h text:style-name="Heading_20_2" text:outline-level="2">Cromado</text:h>
      <text:p text:style-name="P15">El Cromado es el proceso de recubrimiento en el cual el metal a recubrir es introducido en un reciente lleno de cromo liquido y quimicos que faciliten al aderencia de este. Luego se pasa una corriente para iniciar el proceso de aderencia. El cromo es una exelente proteccion contra el oxido ademas de dar un aspecto brillante y elegante.</text:p>
      <text:h text:style-name="P12" text:outline-level="2"/>
      <text:h text:style-name="P13" text:outline-level="2">Recubrimiento en polvo</text:h>
      <text:p text:style-name="P16">Se realiza cargando con energia electroestatica al material a recubrir, <text:span text:style-name="T11">luego se dispara a presion los pigmentos <text:s/>en polvo, esto permite un acabado uniforme en toda la pieza, si se realiza con la tecnica correcta, luego se procede a introducir en un horno para concluier con la inpregnacion del pigmento a la superficie.</text:span></text:p>
      <text:h text:style-name="Heading_20_2" text:outline-level="2">Anodizado</text:h>
      <text:p text:style-name="Text_20_body">El anodizado es un proceso electroquímico mediante el cual se forma una capa de óxido de aluminio en la superficie del metal. Esta capa protectora tiene varias ventajas, como aumentar la resistencia a la corrosió<text:span text:style-name="T12">n.</text:span></text:p>
      <text:p text:style-name="Text_20_body">El proceso de anodizado implica sumergir el aluminio en un electrolito, generalmente ácido sulfúrico o ácido crómico, y aplicar una corriente eléctrica. Esto provoca que se forme una capa de óxido de aluminio en la superficie del metal.</text:p>
      <text:h text:style-name="Heading_20_2" text:outline-level="2">Recubrimiento con Teflón</text:h>
      <text:p text:style-name="P18">Este es un recubrimiento con caracteristicas antiaderentes, utilizado en muchos utensilios y herramientas.. La aplicación del Teflon se efectúa mediante pistolas aerográficas de líquido, electrostáticas, HVLP ó mediante pistolas de polvo. El proceso puede constar de 1, 2, 3, ó más capas de producto, dependiendo de la finalidad del recubrimiento.</text:p>
      <text:h text:style-name="Heading_20_2" text:outline-level="2">Niquelado</text:h>
      <text:p text:style-name="P19">El niquelado se realiza mediante la electrolisis,Este proceso consiste en un baño electrolítico sumergiendo las piezas a recubrir en una solución líquida de sulfatos, cloruros y otras sustancias que favorecen la humectación, ductilidad, purificación y brillo del acabado final.</text:p>
      <text:p text:style-name="P19"/>
      <text:p text:style-name="P19"><text:soft-page-break/>El recubrimiento se logra haciendo pasar una carga positiva en los trozos de níquel que se emplearán y una carga negativa en la pieza metálica que se está tratando, los cuales forman un circuito cerrado con la transmisión de la energía que atraviesa por la solución líquida en que están sumergidos.</text:p>
      <text:p text:style-name="P7"><text:a xlink:type="simple" xlink:href="https://www.uaeh.edu.mx/divulgacion-ciencia/recubrimientos-metalicos/index.html#:~:text=Un%20recubrimiento%20metálico%20es%20una,el%20valor%20agregado%20del%20mismo" text:style-name="Internet_20_link" text:visited-style-name="Visited_20_Internet_20_Link">https://www.uaeh.edu.mx/divulgacion-ciencia/recubrimientos-metalicos/index.html#:~:text=Un%20recubrimiento%20metálico%20es%20una,el%20valor%20agregado%20del%20mismo</text:a><text:span text:style-name="T5">.</text:span></text:p>
      <text:p text:style-name="P7"><text:a xlink:type="simple" xlink:href="https://www.ractem.es/blog/es-acero-galvanizado-consiste" text:style-name="Internet_20_link" text:visited-style-name="Visited_20_Internet_20_Link">https://www.ractem.es/blog/es-acero-galvanizado-consiste</text:a><text:span text:style-name="T5">.</text:span></text:p>
      <text:p text:style-name="P7"><text:a xlink:type="simple" xlink:href="https://www.ulbrinox.com.mx/blog/que-es-el-cromado" text:style-name="Internet_20_link" text:visited-style-name="Visited_20_Internet_20_Link">https://www.ulbrinox.com.mx/blog/que-es-el-cromado</text:a><text:span text:style-name="T5">#.</text:span></text:p>
      <text:p text:style-name="P7"><text:a xlink:type="simple" xlink:href="https://www.tiger-coatings.com/mx-es/que-es-el-recubrimiento-en-polvo" text:style-name="Internet_20_link" text:visited-style-name="Visited_20_Internet_20_Link">https://www.tiger-coatings.com/mx-es/que-es-el-recubrimiento-en-polvo</text:a><text:span text:style-name="T5">.</text:span></text:p>
      <text:p text:style-name="P7"><text:a xlink:type="simple" xlink:href="https://umesal.com/que-es-el-proceso-de-anodizado/" text:style-name="Internet_20_link" text:visited-style-name="Visited_20_Internet_20_Link">https://umesal.com/que-es-el-proceso-de-anodizado/</text:a><text:span text:style-name="T5">.</text:span></text:p>
      <text:p text:style-name="P7"><text:a xlink:type="simple" xlink:href="https://www.coatresa.com/recubrimiento-en-teflon/" text:style-name="Internet_20_link" text:visited-style-name="Visited_20_Internet_20_Link">https://www.coatresa.com/recubrimiento-en-teflon/</text:a><text:span text:style-name="T5">.</text:span></text:p>
      <text:p text:style-name="P7"><text:a xlink:type="simple" xlink:href="https://rehisaresortes.mx/blog/que-es-el-proceso-de-niquelado/" text:style-name="Internet_20_link" text:visited-style-name="Visited_20_Internet_20_Link">https://rehisaresortes.mx/blog/que-es-el-proceso-de-niquelado/</text:a><text:span text:style-name="T5">.</text:span></text:p>
      <text:h text:style-name="P9" text:outline-level="1">¿Qué es la dureza? Como se mide y su Clasificación.</text:h>
      <text:p text:style-name="Text_20_body"><text:span text:style-name="T7">La dureza es una medida de la resistencia a la deformación plástica localizada inducida por indentación mecánica o abrasión. En general, los diferentes materiales difieren en su dureza.La dureza depende de la ductilidad , la rigidez elástica, la plasticidad, la deformación, la resistencia, la tenacidad, la viscoelasticidad y la viscosidad.</text:span></text:p>
      <text:p text:style-name="Text_20_body"><text:span text:style-name="T7">Por lo general, un ensayo de dureza consiste en presionar un objeto (penetrador) con unas medidas y una carga concretos sobre la superficie del material a evaluar. La dureza se determina al medir la profundidad de penetración del penetrador o bien midiendo el tamaño de la impresión dejada por el penetrador.</text:span></text:p>
      <text:p text:style-name="P20"><text:soft-page-break/><text:span text:style-name="T7">Como resultado del ensayo se puede clasificar dependiendo del metodo utilizado, dureza de Rockwell, dureza de Leeb o dureza de Vickers.</text:span></text:p>
      <text:p text:style-name="Text_20_body"><text:a xlink:type="simple" xlink:href="https://mecanicadelamoto.com/blog/que-es-la-dureza-de-un-material" text:style-name="Internet_20_link" text:visited-style-name="Visited_20_Internet_20_Link"><text:span text:style-name="T7">https://mecanicadelamoto.com/blog/que-es-la-dureza-de-un-material</text:span></text:a><text:span text:style-name="T7">.</text:span></text:p>
      <text:p text:style-name="Text_20_body"><text:a xlink:type="simple" xlink:href="https://www.struers.com/es-ES/Knowledge/Hardness-testing#hardnesstestinghowto" text:style-name="Internet_20_link" text:visited-style-name="Visited_20_Internet_20_Link"><text:span text:style-name="T7">https://www.struers.com/es-ES/Knowledge/Hardness-testing#hardnesstestinghowto</text:span></text:a><text:span text:style-name="T7">.</text:span></text:p>
      <text:p text:style-name="Text_20_body"><text:a xlink:type="simple" xlink:href="https://www.rapiddirect.com/es/blog/hardness-of-materials/" text:style-name="Internet_20_link" text:visited-style-name="Visited_20_Internet_20_Link"><text:span text:style-name="T7">https://www.rapiddirect.com/es/blog/hardness-of-materials/</text:span></text:a><text:span text:style-name="T7">.</text:span></text:p>
      <text:h text:style-name="P9" text:outline-level="1">¿Qué es el tratamiento térmico y cuáles son sus objetivos?</text:h>
      <text:p text:style-name="Text_20_body"><text:span text:style-name="T7">El tratamiento térmico es un conjunto de procesos industriales que consisten en modificar las propiedades físicas, mecánicas y/o químicas de los materiales, principalmente aceros y aleaciones metálicas.</text:span></text:p>
      <text:p text:style-name="Text_20_body"><text:span text:style-name="T7">Los tratamientos térmicos se realizan en un horno en el que las piezas metálicas se calientan a alta temperatura en una atmósfera gaseosa controlada y elegida en función de las propiedades que se desea modificar: dureza superficial, ductilidad, resistencia al desgaste, aspecto estético, etc. La etapa final de un ciclo de tratamiento térmico es el temple, que consiste en un enfriamiento controlado de las piezas para llevarlas a la temperatura ambiente. El objetivo es obtener piezas con características mecánicas diferentes a las de la pieza inicial. </text:span><text:span text:style-name="T8">En general hay 2 tipos de tratamiento, esta el de núcleo en piezas semiacabadas, como el recocido o el de endurecimiento superficial como la cementacion seguido del temple.</text:span></text:p>
      <text:p text:style-name="Text_20_body"><text:a xlink:type="simple" xlink:href="https://es.airliquide.com/soluciones/tratamiento-termico-de-metales/que-es-el-tratamiento-termico-y-cuales-son-sus-objetivos" text:style-name="Internet_20_link" text:visited-style-name="Visited_20_Internet_20_Link"><text:span text:style-name="T8">https://es.airliquide.com/soluciones/tratamiento-termico-de-metales/que-es-el-tratamiento-termico-y-cuales-son-sus-objetivos</text:span></text:a><text:span text:style-name="T8">#.</text:span></text:p>
      <text:p text:style-name="Text_20_body"><text:span text:style-name="T8"/></text:p>
      <text:h text:style-name="P9" text:outline-level="1"><text:soft-page-break/>¿Qué es Conformidad? Explique cómo se Certifica o Evalúa.</text:h>
      <text:h text:style-name="P9" text:outline-level="1">¿Qué es la validación de un proceso o método?</text:h>
      <text:h text:style-name="P9" text:outline-level="1">¿Qué es soldadura? y numere 6 tipos.</text:h>
      <text:h text:style-name="P9" text:outline-level="1">¿Qué es un tornillo esparrago?</text:h>
      <text:h text:style-name="P9" text:outline-level="1">¿Qué es un tornillo prisionero?</text:h>
      <text:h text:style-name="P9" text:outline-level="1">¿Qué es un cáncamo? Y para qué sirve </text:h>
      <text:h text:style-name="P9" text:outline-level="1">¿Qué es un bulón? Mencione los principales tipos que existen y sus aplicaciones. </text:h>
      <text:h text:style-name="P9" text:outline-level="1">¿Qué es un cuñero o chavetero? Y en que se aplica</text:h>
      <text:h text:style-name="P9" text:outline-level="1">¿Qué es un pin o pasador? Y explique sus usos</text:h>
      <text:h text:style-name="P9" text:outline-level="1">¿Qué es un casquillo? De ejemplos</text:h>
      <text:h text:style-name="P9" text:outline-level="1">¿Qué es un rodamiento y para qué sirve?</text:h>
      <text:h text:style-name="P9" text:outline-level="1">¿Qué es un trinquete y para qué sirve?</text:h>
      <text:h text:style-name="P9" text:outline-level="1">Defina engranaje y cuantos tipos existen</text:h>
      <text:h text:style-name="P9" text:outline-level="1">¿Qué es una leva?</text:h>
      <text:h text:style-name="P9" text:outline-level="1">¿Qué es una chumacera? ¿En qué se utiliza? </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Kanit" svg:font-family="Kanit"/>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Times New Roman2" svg:font-family="'Times New Roman'" style:font-adornments="Negrita" style:font-family-generic="roman"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non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non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200%" fo:text-indent="0.5in" style:auto-text-indent="false" style:page-number="auto"/>
      <style:text-properties style:font-name="Times New Roman3" fo:font-family="'Times New Roman'" style:font-style-name="Normal" style:font-family-generic="roman"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2" fo:font-family="'Times New Roman'" style:font-style-name="Negrita" style:font-family-generic="roman" style:font-pitch="variable" fo:font-size="12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Times New Roman1" fo:font-family="'Times New Roman'" style:font-style-name="Cursiva" style:font-family-generic="roman" style:font-pitch="variable" fo:font-size="12pt" fo:font-style="italic" fo:font-weight="normal"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14:20:01.126000000</meta:creation-date>
    <dc:date>2024-10-14T14:23:36.106000000</dc:date>
    <meta:editing-duration>PT1H59M7S</meta:editing-duration>
    <meta:editing-cycles>31</meta:editing-cycles>
    <meta:generator>LibreOffice/24.2.4.2$Windows_X86_64 LibreOffice_project/51a6219feb6075d9a4c46691dcfe0cd9c4fff3c2</meta:generator>
    <meta:document-statistic meta:table-count="0" meta:image-count="0" meta:object-count="0" meta:page-count="7" meta:paragraph-count="68" meta:word-count="1379" meta:character-count="9402" meta:non-whitespace-character-count="8108"/>
  </office:meta>
</office:document-meta>
</file>